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olution" table:style-name="ta1">
        <table:shapes>
          <draw:frame draw:z-index="0" draw:style-name="gr1" draw:text-style-name="P1" svg:width="32.397cm" svg:height="18.779cm" svg:x="7.865cm" svg:y="0.106cm">
            <draw:object draw:notify-on-update-of-ranges="convolution.A1:convolution.A1 convolution.B1:convolution.D1 convolution.A2:convolution.A2 convolution.B2:convolution.D2 convolution.A3:convolution.A3 convolution.B3:convolution.D3 convolution.A4:convolution.A4 convolution.B4:convolution.D4 convolution.A5:convolution.A5 convolution.B5:convolution.D5 convolution.A6:convolution.A6 convolution.B6:convolution.D6 convolution.A7:convolution.A7 convolution.B7:convolution.D7 convolution.A8:convolution.A8 convolution.B8:convolution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0</text:p>
          </table:table-cell>
          <table:table-cell office:value-type="float" office:value="6.062321" calcext:value-type="float">
            <text:p>6,062321</text:p>
          </table:table-cell>
          <table:table-cell office:value-type="float" office:value="24.675502" calcext:value-type="float">
            <text:p>24,675502</text:p>
          </table:table-cell>
          <table:table-cell office:value-type="float" office:value="98.74892" calcext:value-type="float">
            <text:p>98,74892</text:p>
          </table:table-cell>
        </table:table-row>
        <table:table-row table:style-name="ro1">
          <table:table-cell office:value-type="string" calcext:value-type="string">
            <text:p>v0e</text:p>
          </table:table-cell>
          <table:table-cell office:value-type="float" office:value="4.276942" calcext:value-type="float">
            <text:p>4,276942</text:p>
          </table:table-cell>
          <table:table-cell office:value-type="float" office:value="15.415394" calcext:value-type="float">
            <text:p>15,415394</text:p>
          </table:table-cell>
          <table:table-cell office:value-type="float" office:value="59.026348" calcext:value-type="float">
            <text:p>59,026348</text:p>
          </table:table-cell>
        </table:table-row>
        <table:table-row table:style-name="ro1">
          <table:table-cell office:value-type="string" calcext:value-type="string">
            <text:p>v0e_c</text:p>
          </table:table-cell>
          <table:table-cell office:value-type="float" office:value="4.131906" calcext:value-type="float">
            <text:p>4,131906</text:p>
          </table:table-cell>
          <table:table-cell office:value-type="float" office:value="14.600382" calcext:value-type="float">
            <text:p>14,600382</text:p>
          </table:table-cell>
          <table:table-cell office:value-type="float" office:value="54.989374" calcext:value-type="float">
            <text:p>54,989374</text:p>
          </table:table-cell>
        </table:table-row>
        <table:table-row table:style-name="ro1">
          <table:table-cell office:value-type="string" calcext:value-type="string">
            <text:p>v0e_e</text:p>
          </table:table-cell>
          <table:table-cell office:value-type="float" office:value="4.160618" calcext:value-type="float">
            <text:p>4,160618</text:p>
          </table:table-cell>
          <table:table-cell office:value-type="float" office:value="14.479382" calcext:value-type="float">
            <text:p>14,479382</text:p>
          </table:table-cell>
          <table:table-cell office:value-type="float" office:value="55.961252" calcext:value-type="float">
            <text:p>55,961252</text:p>
          </table:table-cell>
        </table:table-row>
        <table:table-row table:style-name="ro1">
          <table:table-cell office:value-type="string" calcext:value-type="string">
            <text:p>v0e_e_m</text:p>
          </table:table-cell>
          <table:table-cell office:value-type="float" office:value="0.967479" calcext:value-type="float">
            <text:p>0,967479</text:p>
          </table:table-cell>
          <table:table-cell office:value-type="float" office:value="3.262103" calcext:value-type="float">
            <text:p>3,262103</text:p>
          </table:table-cell>
          <table:table-cell office:value-type="float" office:value="13.003732" calcext:value-type="float">
            <text:p>13,003732</text:p>
          </table:table-cell>
        </table:table-row>
        <table:table-row table:style-name="ro1">
          <table:table-cell office:value-type="string" calcext:value-type="string">
            <text:p>v0e_e_m_b</text:p>
          </table:table-cell>
          <table:table-cell office:value-type="float" office:value="0.958309" calcext:value-type="float">
            <text:p>0,958309</text:p>
          </table:table-cell>
          <table:table-cell office:value-type="float" office:value="3.307833" calcext:value-type="float">
            <text:p>3,307833</text:p>
          </table:table-cell>
          <table:table-cell office:value-type="float" office:value="12.953837" calcext:value-type="float">
            <text:p>12,953837</text:p>
          </table:table-cell>
        </table:table-row>
        <table:table-row table:style-name="ro1">
          <table:table-cell office:value-type="string" calcext:value-type="string">
            <text:p>v0e_f_m</text:p>
          </table:table-cell>
          <table:table-cell office:value-type="float" office:value="0.953242" calcext:value-type="float">
            <text:p>0,953242</text:p>
          </table:table-cell>
          <table:table-cell office:value-type="float" office:value="3.501938" calcext:value-type="float">
            <text:p>3,501938</text:p>
          </table:table-cell>
          <table:table-cell office:value-type="float" office:value="13.314074" calcext:value-type="float">
            <text:p>13,3140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21:30:56.262000000</dc:date>
    <meta:editing-duration>PT1M45S</meta:editing-duration>
    <meta:editing-cycles>1</meta:editing-cycles>
    <meta:document-statistic meta:table-count="1" meta:cell-count="32" meta:object-count="1"/>
    <meta:generator>LibreOffice/7.3.6.2$Windows_X86_64 LibreOffice_project/c28ca90fd6e1a19e189fc16c05f8f8924961e12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398cm" svg:height="18.78cm" xlink:href=".." xlink:type="simple" chart:class="chart:line" chart:style-name="ch1">
        <chart:legend chart:legend-position="end" svg:x="29.281cm" svg:y="7.597cm" style:legend-expansion="high" chart:style-name="ch2"/>
        <chart:plot-area chart:style-name="ch3" table:cell-range-address="convolution.A1:convolution.D8" chart:data-source-has-labels="both" svg:x="0.647cm" svg:y="0.375cm" svg:width="27.987cm" svg:height="18.03cm">
          <chart:coordinate-region svg:x="1.454cm" svg:y="0.574cm" svg:width="26.993cm" svg:height="17.184cm"/>
          <chart:axis chart:dimension="x" chart:name="primary-x" chart:style-name="ch4" chartooo:axis-type="auto">
            <chartooo:date-scale/>
            <chart:categories table:cell-range-address="convolution.B1:convolution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volution.B2:convolution.D2" chart:label-cell-address="convolution.A2:convolution.A2" chart:class="chart:line">
            <chart:data-point chart:repeated="3"/>
          </chart:series>
          <chart:series chart:style-name="ch7" chart:values-cell-range-address="convolution.B3:convolution.D3" chart:label-cell-address="convolution.A3:convolution.A3" chart:class="chart:line">
            <chart:data-point chart:repeated="3"/>
          </chart:series>
          <chart:series chart:style-name="ch8" chart:values-cell-range-address="convolution.B4:convolution.D4" chart:label-cell-address="convolution.A4:convolution.A4" chart:class="chart:line">
            <chart:data-point chart:repeated="3"/>
          </chart:series>
          <chart:series chart:style-name="ch9" chart:values-cell-range-address="convolution.B5:convolution.D5" chart:label-cell-address="convolution.A5:convolution.A5" chart:class="chart:line">
            <chart:data-point chart:repeated="3"/>
          </chart:series>
          <chart:series chart:style-name="ch10" chart:values-cell-range-address="convolution.B6:convolution.D6" chart:label-cell-address="convolution.A6:convolution.A6" chart:class="chart:line">
            <chart:data-point chart:repeated="3"/>
          </chart:series>
          <chart:series chart:style-name="ch11" chart:values-cell-range-address="convolution.B7:convolution.D7" chart:label-cell-address="convolution.A7:convolution.A7" chart:class="chart:line">
            <chart:data-point chart:repeated="3"/>
          </chart:series>
          <chart:series chart:style-name="ch12" chart:values-cell-range-address="convolution.B8:convolution.D8" chart:label-cell-address="convolution.A8:convolution.A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convolution.B1:convolution.D1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v0</text:p>
                <draw:g>
                  <svg:desc>convolution.A2:convolution.A2</svg:desc>
                </draw:g>
              </table:table-cell>
              <table:table-cell office:value-type="float" office:value="6.062321">
                <text:p>6.062321</text:p>
                <draw:g>
                  <svg:desc>convolution.B2:convolution.D2</svg:desc>
                </draw:g>
              </table:table-cell>
              <table:table-cell office:value-type="float" office:value="24.675502">
                <text:p>24.675502</text:p>
              </table:table-cell>
              <table:table-cell office:value-type="float" office:value="98.74892">
                <text:p>98.74892</text:p>
              </table:table-cell>
            </table:table-row>
            <table:table-row>
              <table:table-cell office:value-type="string">
                <text:p>v0e</text:p>
                <draw:g>
                  <svg:desc>convolution.A3:convolution.A3</svg:desc>
                </draw:g>
              </table:table-cell>
              <table:table-cell office:value-type="float" office:value="4.276942">
                <text:p>4.276942</text:p>
                <draw:g>
                  <svg:desc>convolution.B3:convolution.D3</svg:desc>
                </draw:g>
              </table:table-cell>
              <table:table-cell office:value-type="float" office:value="15.415394">
                <text:p>15.415394</text:p>
              </table:table-cell>
              <table:table-cell office:value-type="float" office:value="59.026348">
                <text:p>59.026348</text:p>
              </table:table-cell>
            </table:table-row>
            <table:table-row>
              <table:table-cell office:value-type="string">
                <text:p>v0e_c</text:p>
                <draw:g>
                  <svg:desc>convolution.A4:convolution.A4</svg:desc>
                </draw:g>
              </table:table-cell>
              <table:table-cell office:value-type="float" office:value="4.131906">
                <text:p>4.131906</text:p>
                <draw:g>
                  <svg:desc>convolution.B4:convolution.D4</svg:desc>
                </draw:g>
              </table:table-cell>
              <table:table-cell office:value-type="float" office:value="14.600382">
                <text:p>14.600382</text:p>
              </table:table-cell>
              <table:table-cell office:value-type="float" office:value="54.989374">
                <text:p>54.989374</text:p>
              </table:table-cell>
            </table:table-row>
            <table:table-row>
              <table:table-cell office:value-type="string">
                <text:p>v0e_e</text:p>
                <draw:g>
                  <svg:desc>convolution.A5:convolution.A5</svg:desc>
                </draw:g>
              </table:table-cell>
              <table:table-cell office:value-type="float" office:value="4.160618">
                <text:p>4.160618</text:p>
                <draw:g>
                  <svg:desc>convolution.B5:convolution.D5</svg:desc>
                </draw:g>
              </table:table-cell>
              <table:table-cell office:value-type="float" office:value="14.479382">
                <text:p>14.479382</text:p>
              </table:table-cell>
              <table:table-cell office:value-type="float" office:value="55.961252">
                <text:p>55.961252</text:p>
              </table:table-cell>
            </table:table-row>
            <table:table-row>
              <table:table-cell office:value-type="string">
                <text:p>v0e_e_m</text:p>
                <draw:g>
                  <svg:desc>convolution.A6:convolution.A6</svg:desc>
                </draw:g>
              </table:table-cell>
              <table:table-cell office:value-type="float" office:value="0.967479">
                <text:p>0.967479</text:p>
                <draw:g>
                  <svg:desc>convolution.B6:convolution.D6</svg:desc>
                </draw:g>
              </table:table-cell>
              <table:table-cell office:value-type="float" office:value="3.262103">
                <text:p>3.262103</text:p>
              </table:table-cell>
              <table:table-cell office:value-type="float" office:value="13.003732">
                <text:p>13.003732</text:p>
              </table:table-cell>
            </table:table-row>
            <table:table-row>
              <table:table-cell office:value-type="string">
                <text:p>v0e_e_m_b</text:p>
                <draw:g>
                  <svg:desc>convolution.A7:convolution.A7</svg:desc>
                </draw:g>
              </table:table-cell>
              <table:table-cell office:value-type="float" office:value="0.958309">
                <text:p>0.958309</text:p>
                <draw:g>
                  <svg:desc>convolution.B7:convolution.D7</svg:desc>
                </draw:g>
              </table:table-cell>
              <table:table-cell office:value-type="float" office:value="3.307833">
                <text:p>3.307833</text:p>
              </table:table-cell>
              <table:table-cell office:value-type="float" office:value="12.953837">
                <text:p>12.953837</text:p>
              </table:table-cell>
            </table:table-row>
            <table:table-row>
              <table:table-cell office:value-type="string">
                <text:p>v0e_f_m</text:p>
                <draw:g>
                  <svg:desc>convolution.A8:convolution.A8</svg:desc>
                </draw:g>
              </table:table-cell>
              <table:table-cell office:value-type="float" office:value="0.953242">
                <text:p>0.953242</text:p>
                <draw:g>
                  <svg:desc>convolution.B8:convolution.D8</svg:desc>
                </draw:g>
              </table:table-cell>
              <table:table-cell office:value-type="float" office:value="3.501938">
                <text:p>3.501938</text:p>
              </table:table-cell>
              <table:table-cell office:value-type="float" office:value="13.314074">
                <text:p>13.314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